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FreeMono" fo:language="en" fo:country="US" style:text-underline-style="solid" style:text-underline-width="auto" style:text-underline-color="font-color" fo:font-weight="bold" style:font-name-asian="Liberation Serif1" style:language-asian="en" style:country-asian="US" style:font-weight-asian="bold" style:font-name-complex="Liberation Serif1" style:language-complex="en" style:country-complex="US" style:font-weight-complex="bold"/>
    </style:style>
    <style:style style:name="P3" style:family="paragraph" style:parent-style-name="Standard">
      <style:text-properties style:font-name="FreeMono" fo:language="en" fo:country="US" style:text-underline-style="none" fo:font-weight="normal" style:font-name-asian="Liberation Serif1" style:language-asian="en" style:country-asian="US" style:font-weight-asian="normal" style:font-name-complex="Liberation Serif1" style:language-complex="en" style:country-complex="US" style:font-weight-complex="normal"/>
    </style:style>
    <style:style style:name="P4" style:family="paragraph" style:parent-style-name="Horizontal_20_Line">
      <style:text-properties style:font-name="FreeMono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Braden Licastro</text:p>
      <text:p text:style-name="P1"><text:s/>*Computer Science 210</text:p>
      <text:p text:style-name="P1"><text:s/>*Lab 2</text:p>
      <text:p text:style-name="P1"><text:s/>*Problem 2</text:p>
      <text:p text:style-name="P1"><text:s/>*/</text:p>
      <text:p text:style-name="P1"/>
      <text:p text:style-name="P1">/*</text:p>
      <text:p text:style-name="P1"><text:s/>*REST -&gt; Used to reset counters back to 0.</text:p>
      <text:p text:style-name="P1"><text:s/>*REALLYLONG -&gt; Used to set how many word lengths should be counted before they are lumped into a general category.</text:p>
      <text:p text:style-name="P1"><text:s/>*wordLength[] -&gt; An array that holds the length of the words.</text:p>
      <text:p text:style-name="P1"><text:s/>*i -&gt; Counter for the 'for' loops.</text:p>
      <text:p text:style-name="P1"><text:s/>*c -&gt; Holds the current character being processed</text:p>
      <text:p text:style-name="P1"><text:s/>*tempCount -&gt; Holds the number of letters in the current word.</text:p>
      <text:p text:style-name="P1"><text:s/>*longCount -&gt; Holds the number of words which contained more than 10 characters.</text:p>
      <text:p text:style-name="P1"><text:s/>*/</text:p>
      <text:p text:style-name="P1"/>
      <text:p text:style-name="P1">#include &lt;stdio.h&gt;</text:p>
      <text:p text:style-name="P1"/>
      <text:p text:style-name="P1">//Define the constants to be used</text:p>
      <text:p text:style-name="P1">#define RESET 0</text:p>
      <text:p text:style-name="P1">#define REALLYLONG 10</text:p>
      <text:p text:style-name="P1"/>
      <text:p text:style-name="P1">main()</text:p>
      <text:p text:style-name="P1">{</text:p>
      <text:p text:style-name="P1"><text:s text:c="2"/>int wordLength[REALLYLONG];</text:p>
      <text:p text:style-name="P1"><text:s text:c="2"/>int i, c, tempCount, longCount;</text:p>
      <text:p text:style-name="P1"/>
      <text:p text:style-name="P1"><text:s text:c="2"/>//Ensure the program always starts with values of 0.</text:p>
      <text:p text:style-name="P1"><text:s text:c="2"/>tempCount = longCount = RESET;</text:p>
      <text:p text:style-name="P1"><text:s text:c="2"/>for(i=RESET; i &lt; REALLYLONG; ++i)</text:p>
      <text:p text:style-name="P1"><text:s text:c="4"/>wordLength[i] = RESET;</text:p>
      <text:p text:style-name="P1"/>
      <text:p text:style-name="P1"><text:s text:c="2"/>//Ask the user for the input</text:p>
      <text:p text:style-name="P1"><text:s text:c="2"/>printf("Enter text followed by ^D\nThe input text is:\n");</text:p>
      <text:p text:style-name="P1"/>
      <text:p text:style-name="P1"><text:s text:c="2"/>//Loop until we reach the end of the file.</text:p>
      <text:p text:style-name="P1"><text:s text:c="2"/>while((c = getchar()) != EOF)</text:p>
      <text:p text:style-name="P1"><text:s text:c="2"/>{</text:p>
      <text:p text:style-name="P1"><text:s text:c="4"/>//Is the current character a space, newline, or tab?</text:p>
      <text:p text:style-name="P1"><text:s text:c="4"/>if(c == ' ' || c == '\n' || c == '\t')</text:p>
      <text:p text:style-name="P1"><text:s text:c="4"/>{</text:p>
      <text:p text:style-name="P1"><text:s text:c="6"/>//Print the special character so it displays the input.</text:p>
      <text:p text:style-name="P1"><text:s text:c="6"/>putchar(c);</text:p>
      <text:p text:style-name="P1"><text:s text:c="6"/>//If it belongs in the array, do that and reset for the next word.</text:p>
      <text:p text:style-name="P1"><text:s text:c="6"/>if(tempCount &lt;= REALLYLONG)</text:p>
      <text:p text:style-name="P1"><text:tab/>{</text:p>
      <text:p text:style-name="P1"><text:tab/> <text:s/>wordLength[(tempCount - 1)]++;</text:p>
      <text:p text:style-name="P1"><text:soft-page-break/><text:tab/> <text:s/>tempCount = RESET;</text:p>
      <text:p text:style-name="P1"><text:tab/>}</text:p>
      <text:p text:style-name="P1"><text:s text:c="6"/>//Too big to keep track of in the array, place in variable and reset the char counter.</text:p>
      <text:p text:style-name="P1"><text:s text:c="6"/>else if(tempCount &gt; REALLYLONG)</text:p>
      <text:p text:style-name="P1"><text:tab/>{</text:p>
      <text:p text:style-name="P1"><text:tab/> <text:s/>longCount++;</text:p>
      <text:p text:style-name="P1"><text:tab/> <text:s/>tempCount = RESET;</text:p>
      <text:p text:style-name="P1"><text:tab/>}</text:p>
      <text:p text:style-name="P1"><text:s text:c="4"/>}</text:p>
      <text:p text:style-name="P1"><text:s text:c="4"/>//Not at the end of the word... count up, print it to show input.</text:p>
      <text:p text:style-name="P1"><text:s text:c="4"/>else</text:p>
      <text:p text:style-name="P1"><text:s text:c="6"/>{</text:p>
      <text:p text:style-name="P1"><text:tab/>tempCount++;</text:p>
      <text:p text:style-name="P1"><text:tab/>putchar(c);</text:p>
      <text:p text:style-name="P1"><text:s text:c="6"/>}</text:p>
      <text:p text:style-name="P1"><text:s text:c="2"/>}</text:p>
      <text:p text:style-name="P1"/>
      <text:p text:style-name="P1"><text:s text:c="2"/>//Print out the results</text:p>
      <text:p text:style-name="P1"><text:s text:c="2"/>printf("\n%25s\n","Table of word sizes");</text:p>
      <text:p text:style-name="P1"><text:s text:c="2"/>printf("Word Length\t Number of Words\n");</text:p>
      <text:p text:style-name="P1"><text:s text:c="2"/>//Print the contents of the array.</text:p>
      <text:p text:style-name="P1"><text:s text:c="2"/>for(i = RESET; i &lt; REALLYLONG; ++i)</text:p>
      <text:p text:style-name="P1"><text:s text:c="4"/>{</text:p>
      <text:p text:style-name="P1"><text:s text:c="6"/>printf("%6d\t\t%15d\n", (i+1), wordLength[i]);</text:p>
      <text:p text:style-name="P1"><text:s text:c="4"/>}</text:p>
      <text:p text:style-name="P1"><text:s text:c="2"/>//How many words were longer than what we were tracking?</text:p>
      <text:p text:style-name="P1"><text:s text:c="2"/>printf("The Number of words with length longer than 10 characters is : %d", longCount);</text:p>
      <text:p text:style-name="P1">}</text:p>
      <text:p text:style-name="P4"/>
      <text:p text:style-name="P2">INPUT 1:</text:p>
      <text:p text:style-name="P1">"Maine, the way life should be!"</text:p>
      <text:p text:style-name="P2">OUTPUT 1:</text:p>
      <text:p text:style-name="P1">Enter text followed by ^D</text:p>
      <text:p text:style-name="P1">The input text is:</text:p>
      <text:p text:style-name="P1">"Maine, the way life should be!"</text:p>
      <text:p text:style-name="P1"/>
      <text:p text:style-name="P1"><text:s text:c="6"/>Table of word sizes</text:p>
      <text:p text:style-name="P1">Word Length<text:tab/> Number of Words</text:p>
      <text:p text:style-name="P1"><text:s text:c="5"/>1<text:tab/><text:tab/> <text:s text:c="13"/>0</text:p>
      <text:p text:style-name="P1"><text:s text:c="5"/>2<text:tab/><text:tab/> <text:s text:c="13"/>0</text:p>
      <text:p text:style-name="P1"><text:s text:c="5"/>3<text:tab/><text:tab/> <text:s text:c="13"/>2</text:p>
      <text:p text:style-name="P1"><text:s text:c="5"/>4<text:tab/><text:tab/> <text:s text:c="13"/>2</text:p>
      <text:p text:style-name="P1"><text:s text:c="5"/>5<text:tab/><text:tab/> <text:s text:c="13"/>0</text:p>
      <text:p text:style-name="P1"><text:s text:c="5"/>6<text:tab/><text:tab/> <text:s text:c="13"/>1</text:p>
      <text:p text:style-name="P1"><text:s text:c="5"/>7<text:tab/><text:tab/> <text:s text:c="13"/>1</text:p>
      <text:p text:style-name="P1"><text:s text:c="5"/>8<text:tab/><text:tab/> <text:s text:c="13"/>0</text:p>
      <text:p text:style-name="P1"><text:s text:c="5"/>9<text:tab/><text:tab/> <text:s text:c="13"/>0</text:p>
      <text:p text:style-name="P1"><text:s text:c="4"/>10<text:tab/><text:tab/> <text:s text:c="13"/>0</text:p>
      <text:p text:style-name="P1">The Number of words with length longer than 10 characters is : 0</text:p>
      <text:p text:style-name="P4"><text:soft-page-break/></text:p>
      <text:p text:style-name="P2">INPUT 2:</text:p>
      <text:p text:style-name="P3">The fisher who draws in his net too soon,</text:p>
      <text:p text:style-name="P3"><text:s text:c="2"/>Won't have any fish to sell;</text:p>
      <text:p text:style-name="P3">The child who shuts up his book too soon,</text:p>
      <text:p text:style-name="P3"><text:s text:c="2"/>Won't learn any lessons well.</text:p>
      <text:p text:style-name="P2">OUTPUT 2:</text:p>
      <text:p text:style-name="P1">Enter text followed by ^D</text:p>
      <text:p text:style-name="P1">The input text is:</text:p>
      <text:p text:style-name="P1">The fisher who draws in his net too soon,</text:p>
      <text:p text:style-name="P1"><text:s text:c="2"/>Won't have any fish to sell;</text:p>
      <text:p text:style-name="P1">The child who shuts up his book too soon,</text:p>
      <text:p text:style-name="P1"><text:s text:c="2"/>Won't learn any lessons well.</text:p>
      <text:p text:style-name="P1"/>
      <text:p text:style-name="P1"><text:s text:c="6"/>Table of word sizes</text:p>
      <text:p text:style-name="P1">Word Length<text:tab/> Number of Words</text:p>
      <text:p text:style-name="P1"><text:s text:c="5"/>1<text:tab/><text:tab/> <text:s text:c="13"/>0</text:p>
      <text:p text:style-name="P1"><text:s text:c="5"/>2<text:tab/><text:tab/> <text:s text:c="13"/>3</text:p>
      <text:p text:style-name="P1"><text:s text:c="5"/>3<text:tab/><text:tab/> <text:s text:c="12"/>11</text:p>
      <text:p text:style-name="P1"><text:s text:c="5"/>4<text:tab/><text:tab/> <text:s text:c="13"/>3</text:p>
      <text:p text:style-name="P1"><text:s text:c="5"/>5<text:tab/><text:tab/> <text:s text:c="12"/>10</text:p>
      <text:p text:style-name="P1"><text:s text:c="5"/>6<text:tab/><text:tab/> <text:s text:c="13"/>1</text:p>
      <text:p text:style-name="P1"><text:s text:c="5"/>7<text:tab/><text:tab/> <text:s text:c="13"/>1</text:p>
      <text:p text:style-name="P1"><text:s text:c="5"/>8<text:tab/><text:tab/> <text:s text:c="13"/>0</text:p>
      <text:p text:style-name="P1"><text:s text:c="5"/>9<text:tab/><text:tab/> <text:s text:c="13"/>0</text:p>
      <text:p text:style-name="P1"><text:s text:c="4"/>10<text:tab/><text:tab/> <text:s text:c="13"/>0</text:p>
      <text:p text:style-name="P1">The Number of words with length longer than 10 characters is 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09-14T21:14:16</meta:creation-date>
    <meta:document-statistic meta:table-count="0" meta:image-count="0" meta:object-count="0" meta:page-count="3" meta:paragraph-count="112" meta:word-count="507" meta:character-count="3183"/>
    <dc:date>2011-09-14T21:20:39</dc:date>
    <dc:creator>Braden Licastro</dc:creator>
    <meta:editing-duration>PT00H06M23S</meta:editing-duration>
    <meta:editing-cycles>1</meta:editing-cycles>
    <meta:generator>OpenOffice.org/3.2$Linux OpenOffice.org_project/320m12$Build-9483</meta:generator>
  </office:meta>
</office:document-meta>
</file>